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JSON time (ms)</text:p>
          </table:table-cell>
          <table:table-cell table:style-name="ce1" office:value-type="string" calcext:value-type="string">
            <text:p>JSON time (hr)</text:p>
          </table:table-cell>
          <table:table-cell office:value-type="string" calcext:value-type="string">
            <text:p>CSV time (ms) </text:p>
          </table:table-cell>
          <table:table-cell table:style-name="ce1" office:value-type="string" calcext:value-type="string">
            <text:p>JSON time (hr)</text:p>
          </table:table-cell>
        </table:table-row>
        <table:table-row table:style-name="ro1">
          <table:table-cell office:value-type="float" office:value="141576" calcext:value-type="float">
            <text:p>14157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austen-sense.txt</text:p>
          </table:table-cell>
          <table:table-cell office:value-type="float" office:value="37350657" calcext:value-type="float">
            <text:p>37350657</text:p>
          </table:table-cell>
          <table:table-cell table:formula="of:=[.D2]/1000/60/60" office:value-type="float" office:value="10.3751825" calcext:value-type="float">
            <text:p>10.3751825</text:p>
          </table:table-cell>
          <table:table-cell office:value-type="float" office:value="45373505" calcext:value-type="float">
            <text:p>45373505</text:p>
          </table:table-cell>
          <table:table-cell table:formula="of:=[.F2]/1000/60/60" office:value-type="float" office:value="12.6037513888889" calcext:value-type="float">
            <text:p>12.6037513889</text:p>
          </table:table-cell>
        </table:table-row>
        <table:table-row table:style-name="ro1">
          <table:table-cell office:value-type="float" office:value="96825" calcext:value-type="float">
            <text:p>96825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milton-paradise.txt</text:p>
          </table:table-cell>
          <table:table-cell office:value-type="float" office:value="11032522" calcext:value-type="float">
            <text:p>11032522</text:p>
          </table:table-cell>
          <table:table-cell table:formula="of:=[.D3]/1000/60/60" office:value-type="float" office:value="3.06458944444444" calcext:value-type="float">
            <text:p>3.0645894444</text:p>
          </table:table-cell>
          <table:table-cell office:value-type="float" office:value="15717394" calcext:value-type="float">
            <text:p>15717394</text:p>
          </table:table-cell>
          <table:table-cell table:formula="of:=[.F3]/1000/60/60" office:value-type="float" office:value="4.36594277777778" calcext:value-type="float">
            <text:p>4.3659427778</text:p>
          </table:table-cell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shakespeare-macbeth.txt</text:p>
          </table:table-cell>
          <table:table-cell office:value-type="float" office:value="21435260" calcext:value-type="float">
            <text:p>21435260</text:p>
          </table:table-cell>
          <table:table-cell table:formula="of:=[.D4]/1000/60/60" office:value-type="float" office:value="5.95423888888889" calcext:value-type="float">
            <text:p>5.9542388889</text:p>
          </table:table-cell>
          <table:table-cell office:value-type="float" office:value="15854482" calcext:value-type="float">
            <text:p>15854482</text:p>
          </table:table-cell>
          <table:table-cell table:formula="of:=[.F4]/1000/60/60" office:value-type="float" office:value="4.40402277777778" calcext:value-type="float">
            <text:p>4.4040227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20s_706posts.xml</text:p>
          </table:table-cell>
          <table:table-cell office:value-type="float" office:value="2515133" calcext:value-type="float">
            <text:p>2515133</text:p>
          </table:table-cell>
          <table:table-cell table:formula="of:=[.D5]/1000/60/60" office:value-type="float" office:value="0.698648055555556" calcext:value-type="float">
            <text:p>0.6986480556</text:p>
          </table:table-cell>
          <table:table-cell/>
          <table:table-cell table:formula="of:=[.F5]/1000/60/6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30s_705posts.xml</text:p>
          </table:table-cell>
          <table:table-cell office:value-type="float" office:value="2688028" calcext:value-type="float">
            <text:p>2688028</text:p>
          </table:table-cell>
          <table:table-cell table:formula="of:=[.D6]/1000/60/60" office:value-type="float" office:value="0.746674444444444" calcext:value-type="float">
            <text:p>0.7466744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-19-40s_686posts.xml</text:p>
          </table:table-cell>
          <table:table-cell office:value-type="float" office:value="2640603" calcext:value-type="float">
            <text:p>2640603</text:p>
          </table:table-cell>
          <table:table-cell table:formula="of:=[.D7]/1000/60/60" office:value-type="float" office:value="0.733500833333333" calcext:value-type="float">
            <text:p>0.733500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-19-adults_706posts.xml</text:p>
          </table:table-cell>
          <table:table-cell office:value-type="float" office:value="2872620" calcext:value-type="float">
            <text:p>2872620</text:p>
          </table:table-cell>
          <table:table-cell table:formula="of:=[.D8]/1000/60/60" office:value-type="float" office:value="0.79795" calcext:value-type="float">
            <text:p>0.797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22:19:17.088497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48:13.842237668</meta:creation-date>
    <dc:date>2017-01-11T01:42:20.831382593</dc:date>
    <meta:editing-duration>PT3H22M13S</meta:editing-duration>
    <meta:editing-cycles>11</meta:editing-cycles>
    <meta:generator>LibreOffice/4.2.8.2$Linux_X86_64 LibreOffice_project/420m0$Build-2</meta:generator>
    <meta:document-statistic meta:table-count="1" meta:cell-count="41" meta:object-count="0"/>
  </office:meta>
</office:document-meta>
</file>